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58.05mm" svg:y="1.06mm">
            <draw:object draw:notify-on-update-of-ranges="Hoja1.C2:Hoja1.C2 Hoja1.C3:Hoja1.C6 Hoja1.E2:Hoja1.E2 Hoja1.E3:Hoja1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57.12mm" svg:y="91.83mm">
            <draw:object draw:notify-on-update-of-ranges="Hoja1.C9:Hoja1.C9 Hoja1.C10:Hoja1.C21 Hoja1.E9:Hoja1.E9 Hoja1.E10:Hoja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.º thread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N = 10000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N = 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3168" calcext:value-type="float">
            <text:p>0,123168</text:p>
          </table:table-cell>
          <table:table-cell table:formula="of:=[.$B$3]/[.B3]" office:value-type="float" office:value="1" calcext:value-type="float">
            <text:p>1</text:p>
          </table:table-cell>
          <table:table-cell office:value-type="float" office:value="0.115923" calcext:value-type="float">
            <text:p>0,115923</text:p>
          </table:table-cell>
          <table:table-cell table:formula="of:=[.$D$3]/[.D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1122" calcext:value-type="float">
            <text:p>0,071122</text:p>
          </table:table-cell>
          <table:table-cell table:formula="of:=[.$B$3]/[.B4]" office:value-type="float" office:value="1.73178482044937" calcext:value-type="float">
            <text:p>1,73178482044937</text:p>
          </table:table-cell>
          <table:table-cell office:value-type="float" office:value="0.07011" calcext:value-type="float">
            <text:p>0,07011</text:p>
          </table:table-cell>
          <table:table-cell table:formula="of:=[.$D$3]/[.D4]" office:value-type="float" office:value="1.65344458707745" calcext:value-type="float">
            <text:p>1,65344458707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8183" calcext:value-type="float">
            <text:p>0,058183</text:p>
          </table:table-cell>
          <table:table-cell table:formula="of:=[.$B$3]/[.B5]" office:value-type="float" office:value="2.11690700032656" calcext:value-type="float">
            <text:p>2,11690700032656</text:p>
          </table:table-cell>
          <table:table-cell office:value-type="float" office:value="0.058802" calcext:value-type="float">
            <text:p>0,058802</text:p>
          </table:table-cell>
          <table:table-cell table:formula="of:=[.$D$3]/[.D5]" office:value-type="float" office:value="1.97141253698854" calcext:value-type="float">
            <text:p>1,97141253698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511" calcext:value-type="float">
            <text:p>0,056511</text:p>
          </table:table-cell>
          <table:table-cell table:formula="of:=[.$B$3]/[.B6]" office:value-type="float" office:value="2.17954026649679" calcext:value-type="float">
            <text:p>2,17954026649679</text:p>
          </table:table-cell>
          <table:table-cell office:value-type="float" office:value="0.054974" calcext:value-type="float">
            <text:p>0,054974</text:p>
          </table:table-cell>
          <table:table-cell table:formula="of:=[.$D$3]/[.D6]" office:value-type="float" office:value="2.10868774329683" calcext:value-type="float">
            <text:p>2,108687743296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tcgr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.º thread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N = 10000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N = 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802" calcext:value-type="float">
            <text:p>0,150802</text:p>
          </table:table-cell>
          <table:table-cell table:formula="of:=[.$B$10]/[.B10]" office:value-type="float" office:value="1" calcext:value-type="float">
            <text:p>1</text:p>
          </table:table-cell>
          <table:table-cell office:value-type="float" office:value="0.646846" calcext:value-type="float">
            <text:p>0,646846</text:p>
          </table:table-cell>
          <table:table-cell table:formula="of:=[.$D$10]/[.D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9801" calcext:value-type="float">
            <text:p>0,109801</text:p>
          </table:table-cell>
          <table:table-cell table:formula="of:=[.$B$10]/[.B11]" office:value-type="float" office:value="1.37341189970947" calcext:value-type="float">
            <text:p>1,37341189970947</text:p>
          </table:table-cell>
          <table:table-cell office:value-type="float" office:value="0.3838" calcext:value-type="float">
            <text:p>0,3838</text:p>
          </table:table-cell>
          <table:table-cell table:formula="of:=[.$D$10]/[.D11]" office:value-type="float" office:value="1.68537258989057" calcext:value-type="float">
            <text:p>1,685372589890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5244" calcext:value-type="float">
            <text:p>0,085244</text:p>
          </table:table-cell>
          <table:table-cell table:formula="of:=[.$B$10]/[.B12]" office:value-type="float" office:value="1.76906292524987" calcext:value-type="float">
            <text:p>1,76906292524987</text:p>
          </table:table-cell>
          <table:table-cell office:value-type="float" office:value="0.284974" calcext:value-type="float">
            <text:p>0,284974</text:p>
          </table:table-cell>
          <table:table-cell table:formula="of:=[.$D$10]/[.D12]" office:value-type="float" office:value="2.26984216103925" calcext:value-type="float">
            <text:p>2,26984216103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3856" calcext:value-type="float">
            <text:p>0,073856</text:p>
          </table:table-cell>
          <table:table-cell table:formula="of:=[.$B$10]/[.B13]" office:value-type="float" office:value="2.04183817157712" calcext:value-type="float">
            <text:p>2,04183817157712</text:p>
          </table:table-cell>
          <table:table-cell office:value-type="float" office:value="0.291854" calcext:value-type="float">
            <text:p>0,291854</text:p>
          </table:table-cell>
          <table:table-cell table:formula="of:=[.$D$10]/[.D13]" office:value-type="float" office:value="2.21633419449451" calcext:value-type="float">
            <text:p>2,21633419449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6856" calcext:value-type="float">
            <text:p>0,066856</text:p>
          </table:table-cell>
          <table:table-cell table:formula="of:=[.$B$10]/[.B14]" office:value-type="float" office:value="2.25562402776116" calcext:value-type="float">
            <text:p>2,25562402776116</text:p>
          </table:table-cell>
          <table:table-cell office:value-type="float" office:value="0.288597" calcext:value-type="float">
            <text:p>0,288597</text:p>
          </table:table-cell>
          <table:table-cell table:formula="of:=[.$D$10]/[.D14]" office:value-type="float" office:value="2.24134693014827" calcext:value-type="float">
            <text:p>2,241346930148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2973" calcext:value-type="float">
            <text:p>0,082973</text:p>
          </table:table-cell>
          <table:table-cell table:formula="of:=[.$B$10]/[.B15]" office:value-type="float" office:value="1.81748279560821" calcext:value-type="float">
            <text:p>1,81748279560821</text:p>
          </table:table-cell>
          <table:table-cell office:value-type="float" office:value="0.265352" calcext:value-type="float">
            <text:p>0,265352</text:p>
          </table:table-cell>
          <table:table-cell table:formula="of:=[.$D$10]/[.D15]" office:value-type="float" office:value="2.43769031324429" calcext:value-type="float">
            <text:p>2,43769031324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9623" calcext:value-type="float">
            <text:p>0,079623</text:p>
          </table:table-cell>
          <table:table-cell table:formula="of:=[.$B$10]/[.B16]" office:value-type="float" office:value="1.8939502405084" calcext:value-type="float">
            <text:p>1,8939502405084</text:p>
          </table:table-cell>
          <table:table-cell office:value-type="float" office:value="0.251968" calcext:value-type="float">
            <text:p>0,251968</text:p>
          </table:table-cell>
          <table:table-cell table:formula="of:=[.$D$10]/[.D16]" office:value-type="float" office:value="2.56717519685039" calcext:value-type="float">
            <text:p>2,56717519685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9775" calcext:value-type="float">
            <text:p>0,079775</text:p>
          </table:table-cell>
          <table:table-cell table:formula="of:=[.$B$10]/[.B17]" office:value-type="float" office:value="1.89034158570981" calcext:value-type="float">
            <text:p>1,89034158570981</text:p>
          </table:table-cell>
          <table:table-cell office:value-type="float" office:value="0.262388" calcext:value-type="float">
            <text:p>0,262388</text:p>
          </table:table-cell>
          <table:table-cell table:formula="of:=[.$D$10]/[.D17]" office:value-type="float" office:value="2.46522706831105" calcext:value-type="float">
            <text:p>2,46522706831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314" calcext:value-type="float">
            <text:p>0,09314</text:p>
          </table:table-cell>
          <table:table-cell table:formula="of:=[.$B$10]/[.B18]" office:value-type="float" office:value="1.61908954262401" calcext:value-type="float">
            <text:p>1,61908954262401</text:p>
          </table:table-cell>
          <table:table-cell office:value-type="float" office:value="0.265462" calcext:value-type="float">
            <text:p>0,265462</text:p>
          </table:table-cell>
          <table:table-cell table:formula="of:=[.$D$10]/[.D18]" office:value-type="float" office:value="2.43668020281622" calcext:value-type="float">
            <text:p>2,436680202816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8797" calcext:value-type="float">
            <text:p>0,088797</text:p>
          </table:table-cell>
          <table:table-cell table:formula="of:=[.$B$10]/[.B19]" office:value-type="float" office:value="1.69827809498069" calcext:value-type="float">
            <text:p>1,69827809498069</text:p>
          </table:table-cell>
          <table:table-cell office:value-type="float" office:value="0.317952" calcext:value-type="float">
            <text:p>0,317952</text:p>
          </table:table-cell>
          <table:table-cell table:formula="of:=[.$D$10]/[.D19]" office:value-type="float" office:value="2.03441399959742" calcext:value-type="float">
            <text:p>2,03441399959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8804" calcext:value-type="float">
            <text:p>0,088804</text:p>
          </table:table-cell>
          <table:table-cell table:formula="of:=[.$B$10]/[.B20]" office:value-type="float" office:value="1.69814422773749" calcext:value-type="float">
            <text:p>1,69814422773749</text:p>
          </table:table-cell>
          <table:table-cell office:value-type="float" office:value="0.303585" calcext:value-type="float">
            <text:p>0,303585</text:p>
          </table:table-cell>
          <table:table-cell table:formula="of:=[.$D$10]/[.D20]" office:value-type="float" office:value="2.13069156908279" calcext:value-type="float">
            <text:p>2,130691569082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8228" calcext:value-type="float">
            <text:p>0,088228</text:p>
          </table:table-cell>
          <table:table-cell table:formula="of:=[.$B$10]/[.B21]" office:value-type="float" office:value="1.70923062973206" calcext:value-type="float">
            <text:p>1,70923062973206</text:p>
          </table:table-cell>
          <table:table-cell office:value-type="float" office:value="0.323245" calcext:value-type="float">
            <text:p>0,323245</text:p>
          </table:table-cell>
          <table:table-cell table:formula="of:=[.$D$10]/[.D21]" office:value-type="float" office:value="2.00110133180714" calcext:value-type="float">
            <text:p>2,00110133180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20:14.773949339</meta:creation-date>
    <dc:date>2019-04-24T23:53:45.914251605</dc:date>
    <meta:editing-duration>PT10M28S</meta:editing-duration>
    <meta:editing-cycles>1</meta:editing-cycles>
    <meta:document-statistic meta:table-count="1" meta:cell-count="92" meta:object-count="2"/>
    <meta:generator>LibreOffice/6.2.3.2$Linux_X86_64 LibreOffice_project/6bd8f51f0bb0f42344f66a65ca86e692fe0f70b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Ganancia</text:p>
        </chart:title>
        <chart:subtitle svg:x="7.348cm" svg:y="1.275cm" chart:style-name="ch3">
          <text:p>atcgrid</text:p>
        </chart:subtitle>
        <chart:legend chart:legend-position="end" svg:x="11.507cm" svg:y="3.952cm" style:legend-expansion="high" chart:style-name="ch4"/>
        <chart:plot-area chart:style-name="ch5" table:cell-range-address="Hoja1.C9:Hoja1.C21 Hoja1.E9:Hoja1.E21" chart:data-source-has-labels="row" svg:x="0.32cm" svg:y="2.138cm" svg:width="10.867cm" svg:height="6.682cm">
          <chartooo:coordinate-region svg:x="1.047cm" svg:y="2.337cm" svg:width="9.953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C10:Hoja1.C21" chart:label-cell-address="Hoja1.C9:Hoja1.C9" chart:class="chart:line">
            <chart:data-point chart:repeated="12"/>
          </chart:series>
          <chart:series chart:style-name="ch9" chart:values-cell-range-address="Hoja1.E10:Hoja1.E21" chart:label-cell-address="Hoja1.E9:Hoja1.E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 N = 10000</text:p>
                <draw:g>
                  <svg:desc>Hoja1.C9:Hoja1.C9</svg:desc>
                </draw:g>
              </table:table-cell>
              <table:table-cell office:value-type="string">
                <text:p>Ganancia N = 20000</text:p>
                <draw:g>
                  <svg:desc>Hoja1.E9:Hoj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10:Hoja1.C21</svg:desc>
                </draw:g>
              </table:table-cell>
              <table:table-cell office:value-type="float" office:value="1">
                <text:p>1</text:p>
                <draw:g>
                  <svg:desc>Hoja1.E10:Hoja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7341189970947">
                <text:p>1.37341189970947</text:p>
              </table:table-cell>
              <table:table-cell office:value-type="float" office:value="1.68537258989057">
                <text:p>1.68537258989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906292524987">
                <text:p>1.76906292524987</text:p>
              </table:table-cell>
              <table:table-cell office:value-type="float" office:value="2.26984216103925">
                <text:p>2.26984216103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183817157712">
                <text:p>2.04183817157712</text:p>
              </table:table-cell>
              <table:table-cell office:value-type="float" office:value="2.21633419449451">
                <text:p>2.21633419449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562402776116">
                <text:p>2.25562402776116</text:p>
              </table:table-cell>
              <table:table-cell office:value-type="float" office:value="2.24134693014827">
                <text:p>2.24134693014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748279560821">
                <text:p>1.81748279560821</text:p>
              </table:table-cell>
              <table:table-cell office:value-type="float" office:value="2.43769031324429">
                <text:p>2.43769031324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939502405084">
                <text:p>1.8939502405084</text:p>
              </table:table-cell>
              <table:table-cell office:value-type="float" office:value="2.56717519685039">
                <text:p>2.56717519685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9034158570981">
                <text:p>1.89034158570981</text:p>
              </table:table-cell>
              <table:table-cell office:value-type="float" office:value="2.46522706831105">
                <text:p>2.46522706831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908954262401">
                <text:p>1.61908954262401</text:p>
              </table:table-cell>
              <table:table-cell office:value-type="float" office:value="2.43668020281622">
                <text:p>2.43668020281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827809498069">
                <text:p>1.69827809498069</text:p>
              </table:table-cell>
              <table:table-cell office:value-type="float" office:value="2.03441399959742">
                <text:p>2.03441399959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9814422773749">
                <text:p>1.69814422773749</text:p>
              </table:table-cell>
              <table:table-cell office:value-type="float" office:value="2.13069156908279">
                <text:p>2.13069156908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0923062973206">
                <text:p>1.70923062973206</text:p>
              </table:table-cell>
              <table:table-cell office:value-type="float" office:value="2.00110133180714">
                <text:p>2.00110133180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76cm" svg:y="0.316cm" chart:style-name="ch2">
          <text:p>Ganancia</text:p>
        </chart:title>
        <chart:subtitle svg:x="7.651cm" svg:y="1.275cm" chart:style-name="ch3">
          <text:p>PC</text:p>
        </chart:subtitle>
        <chart:legend chart:legend-position="end" svg:x="11.505cm" svg:y="3.954cm" style:legend-expansion="high" chart:style-name="ch4"/>
        <chart:plot-area chart:style-name="ch5" table:cell-range-address="Hoja1.C2:Hoja1.C6 Hoja1.E2:Hoja1.E6" chart:data-source-has-labels="row" svg:x="0.319cm" svg:y="2.138cm" svg:width="10.867cm" svg:height="6.687cm">
          <chartooo:coordinate-region svg:x="1.046cm" svg:y="2.337cm" svg:width="10.046cm" svg:height="5.84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C3:Hoja1.C6" chart:label-cell-address="Hoja1.C2:Hoja1.C2" chart:class="chart:line">
            <chart:data-point chart:repeated="4"/>
          </chart:series>
          <chart:series chart:style-name="ch9" chart:values-cell-range-address="Hoja1.E3:Hoja1.E6" chart:label-cell-address="Hoja1.E2:Hoja1.E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 N = 10000</text:p>
                <draw:g>
                  <svg:desc>Hoja1.C2:Hoja1.C2</svg:desc>
                </draw:g>
              </table:table-cell>
              <table:table-cell office:value-type="string">
                <text:p>Ganancia N = 20000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3:Hoja1.C6</svg:desc>
                </draw:g>
              </table:table-cell>
              <table:table-cell office:value-type="float" office:value="1">
                <text:p>1</text:p>
                <draw:g>
                  <svg:desc>Hoja1.E3:Hoja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178482044937">
                <text:p>1.73178482044937</text:p>
              </table:table-cell>
              <table:table-cell office:value-type="float" office:value="1.65344458707745">
                <text:p>1.65344458707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690700032656">
                <text:p>2.11690700032656</text:p>
              </table:table-cell>
              <table:table-cell office:value-type="float" office:value="1.97141253698854">
                <text:p>1.97141253698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7954026649679">
                <text:p>2.17954026649679</text:p>
              </table:table-cell>
              <table:table-cell office:value-type="float" office:value="2.10868774329683">
                <text:p>2.10868774329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